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5in" fo:margin-bottom="0.0835in" fo:text-align="center"/>
      <style:text-properties style:font-name="Times" fo:font-size="28.0pt"/>
    </style:style>
    <style:style style:name="P2" style:family="paragraph" style:parent-style-name="Standard">
      <style:paragraph-properties fo:margin-bottom="0.0972in" fo:line-height="115%"/>
      <style:text-properties style:font-name="Times" fo:font-size="12.0pt"/>
    </style:style>
    <style:style style:name="P3" style:family="paragraph" style:parent-style-name="Standard">
      <style:paragraph-properties fo:margin-top="0.1665in" fo:margin-bottom="0.0835in" fo:text-align="center"/>
      <style:text-properties style:font-name="Times" fo:font-size="18.0pt"/>
    </style:style>
    <style:style style:name="P4" style:family="paragraph" style:parent-style-name="Standard">
      <style:paragraph-properties fo:margin-bottom="0.0972in" fo:line-height="115%"/>
      <style:text-properties style:font-name="Times" fo:font-size="14.0pt"/>
    </style:style>
    <style:style style:name="P5" style:family="paragraph" style:parent-style-name="Standard">
      <style:paragraph-properties fo:margin-top="0.1665in" fo:margin-bottom="0.0835in" fo:text-align="center"/>
      <style:text-properties style:font-name="Times" fo:font-size="14.0pt"/>
    </style:style>
    <style:style style:name="P6" style:family="paragraph" style:parent-style-name="Standard">
      <style:paragraph-properties fo:margin-top="0.1665in" fo:margin-bottom="0.0835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4.0pt"/>
    </style:style>
    <style:style style:name="P7" style:family="paragraph" style:parent-style-name="Standard">
      <style:paragraph-properties fo:margin-top="0.1390in" fo:margin-bottom="0.0835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4.0pt"/>
    </style:style>
    <style:style style:name="P8" style:family="paragraph" style:parent-style-name="Standard">
      <style:paragraph-properties fo:margin-top="0.1390in" fo:margin-bottom="0.0835in"/>
      <style:text-properties style:font-name="Times" fo:font-size="14.0pt"/>
    </style:style>
    <style:style style:name="P9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10" style:family="paragraph" style:parent-style-name="Standard">
      <style:text-properties style:font-name="Times" fo:font-size="14.0pt"/>
    </style:style>
    <style:style style:name="P1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4.0pt"/>
    </style:style>
    <style:style style:name="P1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13" style:family="paragraph" style:parent-style-name="Standard">
      <style:paragraph-properties fo:text-align="center"/>
      <style:text-properties style:font-name="Times" fo:font-size="12.0pt"/>
    </style:style>
    <style:style style:name="P14" style:family="paragraph" style:parent-style-name="Standard">
      <style:text-properties style:font-name="Times" fo:font-size="12.0pt"/>
    </style:style>
    <style:style style:name="P15" style:family="paragraph" style:parent-style-name="Standard">
      <style:paragraph-properties fo:margin-top="0.1390in" fo:margin-bottom="0.0835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6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  <text:list-style style:name="L2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>
        <style:list-level-properties text:space-before="0.50in" text:min-label-width="0.25in"/>
      </text:list-level-style-number>
    </text:list-style>
  </office:automatic-styles>
  <office:body>
    <office:text>
      <text:p text:style-name="P1"><text:span text:style-name="T1">перевод (RU)</text:span></text:p>
      <text:p text:style-name="P2"/>
      <text:p text:style-name="P3"><text:span text:style-name="T1">Только один раз (первоначально):</text:span></text:p>
      <text:p text:style-name="P3"><text:span text:style-name="T1">Отсканируйте меня, чтобы подключиться к церковной сети WLAN</text:span></text:p>
      <text:p text:style-name="P3"><text:span text:style-name="T1">QR-код 1</text:span></text:p>
      <text:p text:style-name="P2"/>
      <text:p text:style-name="P4">or connect manually to the follow WLAN </text:p>
      <text:p text:style-name="P4">WLAN Name: <text:span text:style-name="T1">translation</text:span><text:s/></text:p>
      <text:p text:style-name="P4">WLAN Password: <text:span text:style-name="T1">translation</text:span></text:p>
      <text:p text:style-name="P2"/>
      <text:p text:style-name="P2"/>
      <text:p text:style-name="P5"><text:span text:style-name="T1">Каждое воскресенье:</text:span></text:p>
      <text:p text:style-name="P5"><text:span text:style-name="T1">Подключение к украинской системе перевода</text:span></text:p>
      <text:p text:style-name="P5"><text:span text:style-name="T1">Отсканируйте меня для подключения к Jitsi</text:span></text:p>
      <text:p text:style-name="P5"><text:span text:style-name="T1"><text:tab/>1 QR-код 2</text:span></text:p>
      <text:list text:style-name="L1">
        <text:list-item>
          <text:p text:style-name="P6"><text:span text:style-name="T1">Следуйте инструкциям на следующей странице</text:span></text:p>
        </text:list-item>
        <text:list-item>
          <text:p text:style-name="P6"><text:span text:style-name="T1">Если вы не можете отсканировать указанный QRCode, откройте браузер (Chrome или Firefox) и введите следующий адрес: </text:span><text:a xlink:type="simple" xlink:href="https://translation.sennsolutions.com/ukr"><text:span text:style-name="T1">https://translation.sennsolutions.com/ukr</text:span></text:a></text:p>
        </text:list-item>
      </text:list>
      <text:p text:style-name="P4"><text:span text:style-name="T1"/></text:p>
      <text:p text:style-name="P4"><text:span text:style-name="T1">Safari на IPhone не всегда работает должным образом. </text:span></text:p>
      <text:p text:style-name="P4"><text:span text:style-name="T1">Пожалуйста, используйте Chrome или Firefox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list text:style-name="L1">
        <text:list-item>
          <text:p text:style-name="P6"><text:span text:style-name="T1">Предпочтителен вариант 1 (Запуск в браузере). Устанавливать ничего не нужно. 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/></text:p>
      <text:list text:style-name="L2">
        <text:list-item>
          <text:list>
            <text:list-item>
              <text:p text:style-name="P7"><text:span text:style-name="T1"/></text:p>
            </text:list-item>
          </text:list>
        </text:list-item>
      </text:list>
      <text:p text:style-name="P8"><text:span text:style-name="T1"/></text:p>
      <text:p text:style-name="P4">Выберите Launch in Web (Запустить в Web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style-name="L2">
        <text:list-item>
          <text:list>
            <text:list-item>
              <text:p text:style-name="P7"><text:span text:style-name="T1"/></text:p>
            </text:list-item>
            <text:list-item>
              <text:p text:style-name="P7"><text:span text:style-name="T1"/></text:p>
            </text:list-item>
            <text:list-item>
              <text:p text:style-name="P9"/>
            </text:list-item>
            <text:list-item>
              <text:p text:style-name="P9"/>
            </text:list-item>
            <text:list-item>
              <text:p text:style-name="P9">Нажмите кнопку Разрешить<text:tab/>6<text:tab/></text:p>
            </text:list-item>
            <text:list-item>
              <text:p text:style-name="P9"/>
            </text:list-item>
            <text:list-item>
              <text:p text:style-name="P9"><text:span text:style-name="T1">Отключите ваш звук, если он еще не отключен</text:span><text:s text:c="8"/></text:p>
            </text:list-item>
            <text:list-item>
              <text:p text:style-name="P7"><text:span text:style-name="T1"/></text:p>
            </text:list-item>
            <text:list-item>
              <text:p text:style-name="P7"><text:span text:style-name="T1"/></text:p>
            </text:list-item>
            <text:list-item>
              <text:p text:style-name="P7"><text:span text:style-name="T1"/></text:p>
            </text:list-item>
          </text:list>
        </text:list-item>
      </text:list>
      <text:p text:style-name="P10"/>
      <text:list text:style-name="L2">
        <text:list-item>
          <text:list>
            <text:list-item>
              <text:p text:style-name="P7"><text:span text:style-name="T1">Вариант 2 - с использованием приложения Jitsi</text:span></text:p>
            </text:list-item>
          </text:list>
        </text:list-item>
        <text:list-item>
          <text:p text:style-name="P11">Нажмите кнопку OK: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>Выберите Присоединиться к встрече с помощью приложени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list text:style-name="L1">
              <text:list-item>
                <text:p text:style-name="P11"/>
              </text:list-item>
              <text:list-item>
                <text:p text:style-name="P11"/>
              </text:list-item>
              <text:list-item>
                <text:p text:style-name="P11"/>
              </text:list-item>
              <text:list-item>
                <text:p text:style-name="P11"/>
              </text:list-item>
              <text:list-item>
                <text:p text:style-name="P11"/>
              </text:list-item>
            </text:list>
            <text:p text:style-name="P10"/>
            <text:p text:style-name="P10"/>
            <text:p text:style-name="P10"/>
            <text:list text:style-name="L1"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/></text:p>
              </text:list-item>
              <text:list-item>
                <text:p text:style-name="P11"/>
              </text:list-item>
            </text:list>
          </table:table-cell>
          <table:table-cell table:style-name="TableCell1">
            <text:list text:style-name="L1">
              <text:list-item>
                <text:p text:style-name="P12"/>
              </text:list-item>
            </text:list>
          </table:table-cell>
        </table:table-row>
      </table:table>
      <text:list text:style-name="L1">
        <text:list-item>
          <text:p text:style-name="P6"><text:span text:style-name="T1">Вариант 3 - Вручную из приложения Jitsi</text:span></text:p>
        </text:list-item>
      </text:list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10">Откройте приложение Jitsi.</text:p>
            <text:p text:style-name="P10"/>
            <text:p text:style-name="P10">(В приложении Jitsi перейдите в раздел Settings (Настройки) и настройте приведенные ниже параметры - только один раз):</text:p>
          </table:table-cell>
          <table:table-cell table:style-name="TableCell1">
            <text:p text:style-name="P10"/>
            <text:p text:style-name="P10"/>
            <text:p text:style-name="P10">Напишите название комнаты "ukr" и нажмите кнопку присоединиться</text:p>
          </table:table-cell>
        </table:table-row>
        <table:table-row>
          <table:table-cell table:style-name="TableCell1">
            <text:p text:style-name="P13"/>
          </table:table-cell>
          <table:table-cell table:style-name="TableCell1">
            <text:p text:style-name="P13"/>
          </table:table-cell>
        </table:table-row>
      </table:table>
      <text:p text:style-name="P14"/>
      <text:p text:style-name="P10"/>
      <text:list text:style-name="L2">
        <text:list-item>
          <text:list>
            <text:list-item>
              <text:p text:style-name="P15"><text:span text:style-name="T1">Если подключение по-прежнему невозможно, обязательно отключите Интернет-соединение (передачу данных). Перевод работает без каких-либо тарифных планов. Необходимо только WIFI-соединение.</text:span></text:p>
            </text:list-item>
            <text:list-item>
              <text:p text:style-name="P15"><text:span text:style-name="T1">Если и без подключения к Интернету не удается подключиться, проверьте настройку частного DNS на телефоне Android, отключите ее и повторите попытку подключения с помощью QR-кода 2.</text:span></text:p>
            </text:list-item>
          </text:list>
        </text:list-item>
      </text:list>
      <text:p text:style-name="P4"/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4">Найдите в настройках телефона "private", выберите "Private DNS" и установите для него значение Off.</text:p>
            <text:p text:style-name="P4"/>
            <text:p text:style-name="P4"/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6</meta:generator>
    <meta:initial-creator>Rainer Senn</meta:initial-creator>
  </office:meta>
</office:document-meta>
</file>